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officeooo:rsid="000973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y19850316ArthurGolubev20241002ConceptsChecklistForMultithreading</text:p>
      <text:p text:style-name="P1">1 Exclude when a writing operation any other operations with a data:</text:p>
      <text:p text:style-name="P1"><text:tab/>1-1 Giving more priority for a blocking operation (information about the writing operation performer needs to be available)</text:p>
      <text:p text:style-name="P1"><text:tab/>1-2 Only when exchanging with preliminary prepared new data block other operations</text:p>
      <text:p text:style-name="P1"><text:tab/>1-3 Different combinations of trying to perform another operation when blocked, waiting different time for stopping blocking and combinations of these both.</text:p>
      <text:p text:style-name="P1"><text:tab/>1-4 Exclude when a writing operation any other operations with less pieces of the data</text:p>
      <text:p text:style-name="P1">2 Using queues:</text:p>
      <text:p text:style-name="P1"><text:tab/>2-1 <text:span text:style-name="T1">E</text:span>ither one or multiple readers from a queue and or or writers to a queue</text:p>
      <text:p text:style-name="P1"><text:tab/>2-2 Make queue internally be a set of queues with different combinations of fixing readers and writes with concrete queues</text:p>
      <text:p text:style-name="P1">3 Portion and align values and set of values for sizes of lines of cache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7:20:42.585817300</meta:creation-date>
    <dc:date>2024-10-08T21:36:00.398389213</dc:date>
    <meta:editing-cycles>16</meta:editing-cycles>
    <meta:editing-duration>PT44M9S</meta:editing-duration>
    <meta:generator>LibreOffice/7.3.7.2$Linux_X86_64 LibreOffice_project/30$Build-2</meta:generator>
    <meta:document-statistic meta:table-count="0" meta:image-count="0" meta:object-count="0" meta:page-count="1" meta:paragraph-count="10" meta:word-count="134" meta:character-count="872" meta:non-whitespace-character-count="742"/>
  </office:meta>
</office:document-meta>
</file>